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33.5mm"/>
    </style:style>
    <style:style style:name="co5" style:family="table-column">
      <style:table-column-properties fo:break-before="auto" style:column-width="37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ook 1 amt</text:p>
          </table:table-cell>
          <table:table-cell office:value-type="string" calcext:value-type="string">
            <text:p>Book 1 price</text:p>
          </table:table-cell>
          <table:table-cell office:value-type="string" calcext:value-type="string">
            <text:p>Book 2 amt</text:p>
          </table:table-cell>
          <table:table-cell office:value-type="string" calcext:value-type="string">
            <text:p>Book 2 Pric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Book 1 donation %</text:p>
          </table:table-cell>
          <table:table-cell office:value-type="string" calcext:value-type="string">
            <text:p>Book 2 donation %</text:p>
          </table:table-cell>
          <table:table-cell office:value-type="string" calcext:value-type="string">
            <text:p>Founder %</text:p>
          </table:table-cell>
          <table:table-cell office:value-type="string" calcext:value-type="string">
            <text:p>Founation 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" table:formula="of:=[.A2]*[.B2]+[.C2]*[.D2]" office:value-type="float" office:value="100" calcext:value-type="float">
            <text:p>100</text:p>
          </table:table-cell>
          <table:table-cell table:formula="of:=1/4" office:value-type="float" office:value="0.25" calcext:value-type="float">
            <text:p>0,25</text:p>
          </table:table-cell>
          <table:table-cell table:formula="of:=1/4" office:value-type="float" office:value="0.25" calcext:value-type="float">
            <text:p>0,25</text:p>
          </table:table-cell>
          <table:table-cell table:formula="of:=1/4" office:value-type="float" office:value="0.25" calcext:value-type="float">
            <text:p>0,25</text:p>
          </table:table-cell>
          <table:table-cell table:formula="of:=1/4" office:value-type="float" office:value="0.25" calcext:value-type="float">
            <text:p>0,25</text:p>
          </table:table-cell>
          <table:table-cell/>
          <table:table-cell table:style-name="ce1" office:value-type="string" calcext:value-type="string">
            <text:p>Amount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ounder Payout</text:p>
          </table:table-cell>
          <table:table-cell table:formula="of:=[.E2]*1/2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oundation Payout</text:p>
          </table:table-cell>
          <table:table-cell table:formula="of:=[.E2]*1/4" office:value-type="float" office:value="25" calcext:value-type="float">
            <text:p>2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ok 1 Donation amt</text:p>
          </table:table-cell>
          <table:table-cell table:formula="of:=[.A2]*[.B2]*1/4" office:value-type="float" office:value="20" calcext:value-type="float">
            <text:p>20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Book 2 Donatino amt</text:p>
          </table:table-cell>
          <table:table-cell table:formula="of:=[.C2]*[.D2]*1/4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1:47:57.901548635</meta:creation-date>
    <dc:date>2018-09-27T15:02:21.616915268</dc:date>
    <meta:editing-duration>PT3H14M23S</meta:editing-duration>
    <meta:editing-cycles>3</meta:editing-cycles>
    <meta:generator>LibreOffice/5.1.6.2$Linux_X86_64 LibreOffice_project/10m0$Build-2</meta:generator>
    <meta:document-statistic meta:table-count="1" meta:cell-count="27" meta:object-count="0"/>
  </office:meta>
</office:document-meta>
</file>